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5cm" svg:y="-5cm"/>
          <draw:glue-point draw:id="6" svg:x="0cm" svg:y="5cm"/>
          <draw:glue-point draw:id="7" svg:x="-5cm" svg:y="5cm"/>
          <draw:glue-point draw:id="8" svg:x="2.5cm" svg:y="-5cm"/>
          <draw:glue-point draw:id="9" svg:x="2.5cm" svg:y="0cm"/>
          <draw:glue-point draw:id="10" svg:x="-2.5cm" svg:y="5cm"/>
          <draw:glue-point draw:id="11" svg:x="0cm" svg:y="-5cm"/>
          <draw:glue-point draw:id="12" svg:x="5cm" svg:y="-5cm"/>
          <draw:glue-point draw:id="13" svg:x="0cm" svg:y="5cm"/>
          <draw:glue-point draw:id="14" svg:x="-5cm" svg:y="5cm"/>
          <draw:glue-point draw:id="15" svg:x="2.5cm" svg:y="-5cm"/>
          <draw:glue-point draw:id="16" svg:x="2.5cm" svg:y="0cm"/>
          <draw:glue-point draw:id="17" svg:x="-2.5cm" svg:y="5cm"/>
          <draw:glue-point draw:id="18" svg:x="0.357cm" svg:y="0cm"/>
          <draw:polygon draw:style-name="gr1" draw:layer="layout" svg:width="4cm" svg:height="2cm" svg:x="0cm" svg:y="0cm" svg:viewBox="0 0 4001 2001" draw:points="2000,0 4001,0 2000,2001 0,2001">
            <text:p/>
          </draw:polygon>
          <draw:polygon draw:style-name="gr2" draw:layer="layout" svg:width="4cm" svg:height="2cm" svg:x="0cm" svg:y="0cm" svg:viewBox="0 0 4001 2001" draw:points="2000,0 4001,0 2000,2001 0,2001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Geometric - Horizontal Parallelogram</dc:title>
    <meta:creation-date>2011-02-07T16:54:24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